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S400FTPEntryParser.parseFTPEntry( String entry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OS400FTPEntryParser.OS400FTPEntryParser( FTPClient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S400FTPEntryParser.OS400FTPEntry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S400FTPEntryParser.getDefault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